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17.388cm" table:align="left"/>
    </style:style>
    <style:style style:name="Table1.A" style:family="table-column">
      <style:table-column-properties style:column-width="7.855cm"/>
    </style:style>
    <style:style style:name="Table1.B" style:family="table-column">
      <style:table-column-properties style:column-width="9.534cm"/>
    </style:style>
    <style:style style:name="Table1.1" style:family="table-row">
      <style:table-row-properties style:keep-together="false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17cm" table:align="left"/>
    </style:style>
    <style:style style:name="Table2.A" style:family="table-column">
      <style:table-column-properties style:column-width="7.855cm"/>
    </style:style>
    <style:style style:name="Table2.B" style:family="table-column">
      <style:table-column-properties style:column-width="9.663cm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e6e6e6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17cm" table:align="left"/>
    </style:style>
    <style:style style:name="Table3.A" style:family="table-column">
      <style:table-column-properties style:column-width="7.855cm"/>
    </style:style>
    <style:style style:name="Table3.B" style:family="table-column">
      <style:table-column-properties style:column-width="9.663cm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e6e6e6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17cm" table:align="left"/>
    </style:style>
    <style:style style:name="Table4.A" style:family="table-column">
      <style:table-column-properties style:column-width="9.684cm"/>
    </style:style>
    <style:style style:name="Table4.B" style:family="table-column">
      <style:table-column-properties style:column-width="7.833cm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background-color="#e6e6e6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17cm" table:align="left"/>
    </style:style>
    <style:style style:name="Table5.A" style:family="table-column">
      <style:table-column-properties style:column-width="7.855cm"/>
    </style:style>
    <style:style style:name="Table5.B" style:family="table-column">
      <style:table-column-properties style:column-width="9.663cm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#e6e6e6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17cm" table:align="left"/>
    </style:style>
    <style:style style:name="Table6.A" style:family="table-column">
      <style:table-column-properties style:column-width="7.855cm"/>
    </style:style>
    <style:style style:name="Table6.B" style:family="table-column">
      <style:table-column-properties style:column-width="9.663cm"/>
    </style:style>
    <style:style style:name="Table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background-color="#e6e6e6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 style:master-page-name="">
      <style:table-properties style:width="17.517cm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7.855cm"/>
    </style:style>
    <style:style style:name="Table7.B" style:family="table-column">
      <style:table-column-properties style:column-width="9.663cm"/>
    </style:style>
    <style:style style:name="Table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e6e6e6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3" style:family="table-row">
      <style:table-row-properties fo:background-color="transparent" style:keep-together="true">
        <style:background-image/>
      </style:table-row-properties>
    </style:style>
    <style:style style:name="Table7.A3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-left="none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17.526cm" style:type="right" style:leader-style="dotted" style:leader-text="."/>
        </style:tab-stops>
      </style:paragraph-properties>
    </style:style>
    <style:style style:name="P3" style:family="paragraph" style:parent-style-name="N_5f_Normal">
      <style:paragraph-properties fo:margin-top="0.127cm" fo:margin-bottom="0.127cm" style:shadow="none"/>
    </style:style>
    <style:style style:name="P4" style:family="paragraph" style:parent-style-name="S_5f_Section">
      <style:text-properties fo:background-color="transparent"/>
    </style:style>
    <style:style style:name="P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6" style:family="paragraph" style:parent-style-name="CodeSnap">
      <style:paragraph-properties fo:margin-top="0.212cm" fo:margin-bottom="0.212cm" text:number-lines="false" text:line-number="0"/>
      <style:text-properties fo:font-style="normal" style:font-style-asian="normal" style:font-style-complex="normal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N_5f_Normal">
      <style:paragraph-properties fo:margin-top="0.127cm" fo:margin-bottom="0.127cm" fo:orphans="2" fo:widows="2" style:shadow="none"/>
      <style:text-properties fo:font-size="10pt"/>
    </style:style>
    <style:style style:name="P10" style:family="paragraph" style:parent-style-name="C_5f_Code">
      <style:paragraph-properties fo:margin-left="0.64cm" fo:margin-right="0.64cm" fo:margin-top="0cm" fo:margin-bottom="0cm" fo:keep-together="always" fo:text-indent="0cm" style:auto-text-indent="false" fo:background-color="#e6e6e6" fo:padding="0.051cm" fo:border="0.002cm solid #000000" style:shadow="none" style:join-border="true">
        <style:tab-stops/>
        <style:background-image/>
      </style:paragraph-properties>
    </style:style>
    <style:style style:name="P11" style:family="paragraph" style:parent-style-name="C_5f_Code">
      <style:paragraph-properties fo:margin-left="0.64cm" fo:margin-right="0.64cm" fo:margin-top="0cm" fo:margin-bottom="0cm" fo:keep-together="always" fo:text-indent="0cm" style:auto-text-indent="false" fo:background-color="#e6e6e6" fo:padding="0.051cm" fo:border="0.002cm solid #000000" style:shadow="none" style:join-border="true">
        <style:tab-stops/>
        <style:background-image/>
      </style:paragraph-properties>
      <style:text-properties fo:color="#800000" style:font-name="Courier New3" fo:font-size="9pt" fo:language="en" fo:country="US" fo:font-weight="normal" style:font-name-asian="Courier New3" style:font-name-complex="Courier New3"/>
    </style:style>
    <style:style style:name="P12" style:family="paragraph" style:parent-style-name="N_5f_Normal">
      <style:paragraph-properties fo:margin-top="0.127cm" fo:margin-bottom="0.127cm" style:shadow="none"/>
      <style:text-properties fo:color="#800000" style:font-name="Courier New2" fo:font-size="9pt" fo:letter-spacing="normal" fo:font-weight="normal" fo:background-color="transparent"/>
    </style:style>
    <style:style style:name="P13" style:family="paragraph" style:parent-style-name="N_5f_Normal">
      <style:paragraph-properties fo:margin-top="0.127cm" fo:margin-bottom="0.127cm" style:shadow="none"/>
      <style:text-properties fo:font-size="10pt"/>
    </style:style>
    <style:style style:name="P14" style:family="paragraph" style:parent-style-name="Preformatted_20_Text">
      <style:paragraph-properties fo:margin-top="0cm" fo:margin-bottom="0.499cm"/>
    </style:style>
    <style:style style:name="P15" style:family="paragraph" style:parent-style-name="N_5f_Normal">
      <style:text-properties fo:background-color="transparent"/>
    </style:style>
    <style:style style:name="P16" style:family="paragraph" style:parent-style-name="N_5f_Normal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 style:parent-style-name="Code_20_Emphasis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 style:parent-style-name="Code_20_Emphasis">
      <style:text-properties fo:font-style="italic" fo:font-weight="normal" style:font-style-asian="italic" style:font-weight-asian="bold" style:font-style-complex="italic" style:font-weight-complex="bold"/>
    </style:style>
    <style:style style:name="T3" style:family="text">
      <style:text-properties style:font-name="Courier New3" fo:language="en" fo:country="US" style:font-name-asian="Courier New3" style:font-name-complex="Courier New3"/>
    </style:style>
    <style:style style:name="T4" style:family="text" style:parent-style-name="Code_20_in_20_Text">
      <style:text-properties style:font-name="Courier New2" fo:language="en" fo:country="US" style:font-name-asian="Courier New3" style:font-name-complex="Courier New3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 style:parent-style-name="Code_20_in_20_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 style:parent-style-name="Code_20_Emphasis">
      <style:text-properties fo:font-style="italic" style:text-underline-style="none" fo:font-weight="normal" fo:background-color="transparent" style:font-style-asian="italic" style:font-weight-asian="bold" style:font-style-complex="italic" style:font-weight-complex="bold"/>
    </style:style>
    <style:style style:name="T8" style:family="text">
      <style:text-properties fo:background-color="transparent"/>
    </style:style>
    <style:style style:name="T9" style:family="text" style:parent-style-name="Code_20_Emphasis">
      <style:text-properties fo:background-color="transparent"/>
    </style:style>
    <style:style style:name="T10" style:family="text" style:parent-style-name="Code_20_in_20_Text">
      <style:text-properties fo:color="#800000" style:font-name="Courier New2" fo:font-size="9pt" fo:letter-spacing="normal" fo:font-weight="normal" fo:background-color="transparent"/>
    </style:style>
    <style:style style:name="T11" style:family="text">
      <style:text-properties fo:font-style="normal" style:font-style-asian="normal" style:font-style-complex="normal"/>
    </style:style>
    <style:style style:name="T12" style:family="text" style:parent-style-name="Code_20_in_20_Text">
      <style:text-properties fo:color="#800000" style:font-name="Courier New2" fo:font-size="9pt" fo:letter-spacing="normal" fo:font-style="normal" fo:font-weight="normal" fo:background-color="transparent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 style:parent-style-name="Code_20_in_20_Text">
      <style:text-properties fo:font-size="9pt" style:font-size-asian="10pt" style:font-size-complex="10pt"/>
    </style:style>
    <style:style style:name="T15" style:family="text" style:parent-style-name="Code_20_in_20_Text">
      <style:text-properties fo:font-size="9pt" style:font-size-asian="9pt" style:font-size-complex="9pt"/>
    </style:style>
    <style:style style:name="T16" style:family="text" style:parent-style-name="Code_20_Emphasis">
      <style:text-properties style:font-name="Courier New1" fo:language="en" fo:country="US" style:font-name-asian="Arial Unicode MS" style:font-name-complex="Tahoma"/>
    </style:style>
    <style:style style:name="T17" style:family="text">
      <style:text-properties fo:font-size="10pt" fo:font-style="normal" style:font-size-asian="10pt" style:font-style-asian="normal" style:font-name-complex="Tahoma1" style:font-size-complex="10pt" style:font-style-complex="normal"/>
    </style:style>
    <style:style style:name="T18" style:family="text">
      <style:text-properties fo:font-size="10pt" fo:font-style="normal" style:font-style-asian="normal" style:font-style-complex="normal"/>
    </style:style>
    <style:style style:name="T19" style:family="text">
      <style:text-properties fo:font-size="10pt"/>
    </style:style>
    <style:style style:name="T20" style:family="text"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T21" style:family="text" style:parent-style-name="Code_20_in_20_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800000" style:font-name="Courier New3" fo:font-size="9pt" fo:language="en" fo:country="US" fo:font-weight="normal" style:font-name-asian="Courier New3" style:font-name-complex="Courier New3"/>
    </style:style>
    <style:style style:name="T23" style:family="text">
      <style:text-properties fo:color="#800000" style:font-name="Courier New3" fo:font-size="9pt" fo:language="en" fo:country="US" fo:font-style="italic" fo:font-weight="normal" style:font-name-asian="Courier New3" style:font-style-asian="italic" style:font-name-complex="Courier New3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 style:parent-style-name="Code_20_in_20_Text">
      <style:text-properties fo:font-style="italic" style:font-style-asian="italic" style:font-style-complex="italic"/>
    </style:style>
    <style:style style:name="T26" style:family="text" style:parent-style-name="Code_20_in_20_Text">
      <style:text-properties fo:font-weight="normal" style:font-weight-asian="normal" style:font-weight-complex="normal"/>
    </style:style>
    <style:style style:name="T27" style:family="text" style:parent-style-name="Code_20_in_20_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 style:parent-style-name="Code_20_in_20_Text">
      <style:text-properties fo:color="#800000" style:font-name="Courier New2" fo:font-size="9pt" fo:letter-spacing="normal" fo:font-weight="normal" fo:background-color="transparent" style:font-name-asian="Bitstream Vera Sans Mono" style:font-size-asian="10pt" style:font-name-complex="Bitstream Vera Sans Mono" style:font-size-complex="10pt"/>
    </style:style>
    <style:style style:name="T29" style:family="text" style:parent-style-name="Code_20_in_20_Text">
      <style:text-properties fo:color="#800000" style:font-name="Courier New2" fo:font-size="9pt" fo:letter-spacing="normal" fo:font-style="italic" fo:font-weight="normal" fo:background-color="transparent" style:font-name-asian="Bitstream Vera Sans Mono" style:font-size-asian="10pt" style:font-style-asian="italic" style:font-name-complex="Bitstream Vera Sans Mono" style:font-size-complex="10pt" style:font-style-complex="italic"/>
    </style:style>
    <style:style style:name="T30" style:family="text" style:parent-style-name="UserInput">
      <style:text-properties fo:font-weight="normal" style:font-weight-asian="normal" style:font-weight-complex="normal"/>
    </style:style>
    <style:style style:name="T31" style:family="text" style:parent-style-name="Code_20_in_20_Text">
      <style:text-properties fo:font-style="normal" fo:font-weight="bold" style:font-style-asian="normal" style:font-weight-asian="normal" style:font-style-complex="normal" style:font-weight-complex="normal"/>
    </style:style>
    <style:style style:name="T32" style:family="text">
      <style:text-properties fo:font-style="normal" fo:background-color="transparent" style:font-style-asian="normal" style:font-style-complex="normal"/>
    </style:style>
    <style:style style:name="T33" style:family="text" style:parent-style-name="Code_20_in_20_Text">
      <style:text-properties fo:font-style="normal" style:font-style-asian="normal" style:font-style-complex="normal"/>
    </style:style>
    <style:style style:name="T34" style:family="text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T35" style:family="text" style:parent-style-name="Strong_20_Emphasis">
      <style:text-properties fo:font-weight="normal" style:font-weight-asian="normal" style:font-weight-complex="normal"/>
    </style:style>
    <style:style style:name="T36" style:family="text" style:parent-style-name="Code_20_in_20_Text">
      <style:text-properties fo:font-weight="bold" style:font-weight-asian="normal" style:font-weight-complex="normal"/>
    </style:style>
    <style:style style:name="T37" style:family="text" style:parent-style-name="Code_20_Emphasis">
      <style:text-properties fo:font-weight="normal" style:font-weight-asian="bold" style:font-weight-complex="bold"/>
    </style:style>
    <style:style style:name="T38" style:family="text" style:parent-style-name="Strong_20_Emphasis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9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 style:parent-style-name="Strong_20_Emphasis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ommand Line Tools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The Celtix wsdl2java Utility|outline" text:style-name="Default" text:visited-style-name="Default">The Celtix wsdl2java Utility<text:tab/>1</text:a></text:p>
          <text:p text:style-name="P2"><text:a xlink:type="simple" xlink:href="#2.The Celtix java2wsdl Utility|outline" text:style-name="Default" text:visited-style-name="Default">The Celtix java2wsdl Utility<text:tab/>2</text:a></text:p>
          <text:p text:style-name="P2"><text:a xlink:type="simple" xlink:href="#3.The Celtix wsdl2soap Utility|outline" text:style-name="Default" text:visited-style-name="Default">The Celtix wsdl2soap Utility<text:tab/>3</text:a></text:p>
          <text:p text:style-name="P2"><text:a xlink:type="simple" xlink:href="#4.The Celtix wsdl2service Utility|outline" text:style-name="Default" text:visited-style-name="Default">The Celtix wsdl2service Utility<text:tab/>4</text:a></text:p>
          <text:p text:style-name="P2"><text:a xlink:type="simple" xlink:href="#5.The Celtix wsdl2xml Utility|outline" text:style-name="Default" text:visited-style-name="Default">The Celtix wsdl2xml Utility<text:tab/>5</text:a></text:p>
          <text:p text:style-name="P2"><text:a xlink:type="simple" xlink:href="#6.The Celtix xsd2wsdl Utility|outline" text:style-name="Default" text:visited-style-name="Default">The Celtix xsd2wsdl Utility<text:tab/>6</text:a></text:p>
          <text:p text:style-name="P2"><text:a xlink:type="simple" xlink:href="#7.The Celtix wsdlvalidator Utility|outline" text:style-name="Default" text:visited-style-name="Default">The Celtix wsdlvalidator Utility<text:tab/>6</text:a></text:p>
        </text:index-body>
      </text:table-of-content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the following illustration.</text:p>
      <text:p text:style-name="C_5f_Code"><text:span text:style-name="Code_20_in_20_Text">wsdl2java</text:span> -p &lt;[<text:span text:style-name="T1">w</text:span><text:span text:style-name="Code_20_Emphasis"><text:span text:style-name="T2">sdl-namespace</text:span></text:span> =]<text:span text:style-name="Code_20_Emphasis">Package-Name</text:span>&gt;* -b &lt;<text:span text:style-name="Code_20_Emphasis">binding-name</text:span>&gt;*</text:p>
      <text:p text:style-name="C_5f_Code"><text:span text:style-name="T3"><text:s text:c="10"/>-d &lt;</text:span><text:span text:style-name="T4">output-di</text:span><text:span text:style-name="Code_20_in_20_Text">rectory</text:span>&gt;<text:span text:style-name="T5"> </text:span><text:span text:style-name="T6">-compile -classdir &lt;</text:span><text:span text:style-name="Code_20_in_20_Text"><text:span text:style-name="T7">compile-classes-directory</text:span></text:span><text:span text:style-name="T6">&gt;</text:span></text:p>
      <text:p text:style-name="C_5f_Code"><text:s text:c="10"/>-client -server -impl -all -ant</text:p>
      <text:p text:style-name="C_5f_Code"><text:s text:c="10"/><text:span text:style-name="T8">-nexclude &lt;</text:span><text:span text:style-name="T9">schema-namespace</text:span><text:span text:style-name="T8"> [= </text:span><text:span text:style-name="T9">java-packagename</text:span><text:span text:style-name="T8">]&gt;*</text:span></text:p>
      <text:p text:style-name="C_5f_Code"><text:span text:style-name="T8"><text:s text:c="10"/>-exsh &lt;(true, false)&gt;</text:span> -validate -v -verbose -quiet &lt;<text:span text:style-name="Code_20_Emphasis">wsdlfile</text:span>&gt;</text:p>
      <text:p text:style-name="N_5f_Normal">The arguments used to manage the code generation process are reviewed in the following tabl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1.B2" office:value-type="string">
            <text:p text:style-name="N_5f_Normal">Displays the help for this utility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p &lt;[</text:span><text:span text:style-name="Code_20_in_20_Text"><text:span text:style-name="Code_20_Emphasis">wsdl-namespac</text:span></text:span><text:span text:style-name="Code_20_in_20_Text">e=]</text:span><text:span text:style-name="Code_20_in_20_Text"><text:span text:style-name="Code_20_Emphasis">Packag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package names to use for the generated code. <text:s/>Optionally specifies the WSDL namespace to package name mapping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b &lt;</text:span><text:span text:style-name="Code_20_in_20_Text"><text:span text:style-name="Code_20_Emphasis">binding-fil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JAXWS or JAXB binding files. <text:s/>Use spaces to separate multiple entri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1.B2" office:value-type="string">
            <text:p text:style-name="N_5f_Normal">Specifies the directory into which the generated code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ompile</text:span></text:p>
          </table:table-cell>
          <table:table-cell table:style-name="Table1.B2" office:value-type="string">
            <text:p text:style-name="N_5f_Normal">Compiles generated Java fil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assdir</text:span></text:p>
          </table:table-cell>
          <table:table-cell table:style-name="Table1.B2" office:value-type="string">
            <text:p text:style-name="N_5f_Normal">Specifies the directory into which the compiled class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ient</text:span></text:p>
          </table:table-cell>
          <table:table-cell table:style-name="Table1.B2" office:value-type="string">
            <text:p text:style-name="N_5f_Normal">Generates starting point code for a client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server</text:span></text:p>
          </table:table-cell>
          <table:table-cell table:style-name="Table1.B2" office:value-type="string">
            <text:p text:style-name="N_5f_Normal">Generates starting point code for a server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impl</text:span></text:p>
          </table:table-cell>
          <table:table-cell table:style-name="Table1.B2" office:value-type="string">
            <text:p text:style-name="N_5f_Normal">Generates starting point code for an implementation object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ll</text:span></text:p>
          </table:table-cell>
          <table:table-cell table:style-name="Table1.B2" office:value-type="string">
            <text:p text:style-name="N_5f_Normal">Generates all starting point code: types, service proxy, service interface, server mainline, client mainline, implementation object, and an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nt</text:span></text:p>
          </table:table-cell>
          <table:table-cell table:style-name="Table1.B2" office:value-type="string">
            <text:p text:style-name="N_5f_Normal">Generates the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nexclude <text:line-break/> <text:s/>&lt;</text:span><text:span text:style-name="Code_20_in_20_Text"><text:span text:style-name="Code_20_Emphasis">schema-namespace</text:span></text:span><text:span text:style-name="Code_20_in_20_Text">[=</text:span><text:span text:style-name="Code_20_in_20_Text"><text:span text:style-name="Code_20_Emphasis">java-packagename</text:span></text:span><text:span text:style-name="Code_20_in_20_Text">]&gt;</text:span></text:p>
          </table:table-cell>
          <table:table-cell table:style-name="Table1.B2" office:value-type="string">
            <text:p text:style-name="N_5f_Normal">Ignore the specified WSDL schema namespace when generating code. This option may be specified multiple times. <text:s/>Also, optionally specifies the Java <text:s/>package name used by types described in the excluded namespace(s)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exsh &lt;(true/false)&gt;</text:span></text:p>
          </table:table-cell>
          <table:table-cell table:style-name="Table1.B2" office:value-type="string">
            <text:p text:style-name="N_5f_Normal">Enables or disables processing of extended soap header message binding.</text:p>
          </table:table-cell>
        </table:table-row>
        <table:table-row table:style-name="Table1.1">
          <table:table-cell table:style-name="Table1.A2" office:value-type="string">
            <text:p text:style-name="P3"><text:span text:style-name="T10">-validate</text:span></text:p>
          </table:table-cell>
          <table:table-cell table:style-name="Table1.B2" office:value-type="string">
            <text:p text:style-name="N_5f_Normal">Enables or disables valiating the wsdl before generate the code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</text:span></text:p>
          </table:table-cell>
          <table:table-cell table:style-name="Table1.B2" office:value-type="string">
            <text:p text:style-name="N_5f_Normal">Displays the version number for the tool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erbose</text:span></text:p>
          </table:table-cell>
          <table:table-cell table:style-name="Table1.B2" office:value-type="string">
            <text:p text:style-name="N_5f_Normal">Display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quiet</text:span></text:p>
          </table:table-cell>
          <table:table-cell table:style-name="Table1.B2" office:value-type="string">
            <text:p text:style-name="N_5f_Normal">Suppresse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&lt;</text:span><text:span text:style-name="Code_20_in_20_Text"><text:span text:style-name="Code_20_Emphasis">wsdlfile</text:span></text:span><text:span text:style-name="Code_20_in_20_Text">&gt;</text:span></text:p>
          </table:table-cell>
          <table:table-cell table:style-name="Table1.B2" office:value-type="string">
            <text:p text:style-name="N_5f_Normal">The path and name of the WSDL file to use in generating the code.</text:p>
          </table:table-cell>
        </table:table-row>
      </table:table>
      <text:p text:style-name="N_5f_Normal">You must specify the absolute or relative path to the WSDL file as the last argument. <text:s/>All other arguments are optional and may be listed in any order.</text:p>
      <text:h text:style-name="P4" text:outline-level="1">The Celtix java2wsdl Utility</text:h>
      <text:p text:style-name="N_5f_Normal"><text:span text:style-name="T11">T</text:span><text:span text:style-name="T5">he </text:span><text:span text:style-name="T12">java2wsdl </text:span><text:span text:style-name="T5">tool </text:span><text:span text:style-name="T11">uses a Web service endpoint's implementation (SEI) class and associated types classes to generate a WSDL file. The syntax of the command is summarized in the following illustration.</text:span></text:p>
      <text:p text:style-name="P5">java2wsdl -o &lt;output-file&gt; -cp &lt;class-path&gt; -t &lt;target-namespace&gt;</text:p>
      <text:p text:style-name="P5"><text:s text:c="10"/>-servicename &lt;service-name&gt; -h -v -verbose -quiet &lt;classname&gt;</text:p>
      <text:p text:style-name="P6">The arguments used to manage the WSDL file generation are reviewed in the following table.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<text:span text:style-name="Code_20_in_20_Text">-?</text:span></text:p>
            <text:p text:style-name="P7"><text:span text:style-name="Code_20_in_20_Text">-help</text:span></text:p>
            <text:p text:style-name="P7"><text:span text:style-name="Code_20_in_20_Text">-h</text:span></text:p>
          </table:table-cell>
          <table:table-cell table:style-name="Table2.B2" office:value-type="string">
            <text:p text:style-name="P7">Displays the online help for this utility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2.B2" office:value-type="string">
            <text:p text:style-name="P7">Specifies the name of the generated WSDL file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cp &lt;</text:span><text:span text:style-name="Code_20_in_20_Text"><text:span text:style-name="Code_20_Emphasis">class-path</text:span></text:span><text:span text:style-name="Code_20_in_20_Text">&gt;</text:span></text:p>
          </table:table-cell>
          <table:table-cell table:style-name="Table2.B2" office:value-type="string">
            <text:p text:style-name="P7">Specify the SEI and types class search path of directories and zip/jar file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t &lt;</text:span><text:span text:style-name="Code_20_in_20_Text"><text:span text:style-name="Code_20_Emphasis">target-namespace</text:span></text:span><text:span text:style-name="Code_20_in_20_Text">&gt;</text:span></text:p>
          </table:table-cell>
          <table:table-cell table:style-name="Table2.B2" office:value-type="string">
            <text:p text:style-name="P7">Specifies the target namespace <text:s/>to use in the generated WSDL file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servicenam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2.B2" office:value-type="string">
            <text:p text:style-name="Table_20_Contents"><text:span text:style-name="T13">Specifies the value of the generated </text:span><text:span text:style-name="T14">&lt;</text:span><text:span text:style-name="T15">service&gt;</text:span><text:span text:style-name="T13"> element's </text:span><text:span text:style-name="T14">name</text:span><text:span text:style-name="T13"> attribute.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v</text:span></text:p>
          </table:table-cell>
          <table:table-cell table:style-name="Table2.B2" office:value-type="string">
            <text:p text:style-name="P7">Displays the version number for the tool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verbose</text:span></text:p>
          </table:table-cell>
          <table:table-cell table:style-name="Table2.B2" office:value-type="string">
            <text:p text:style-name="P7">Display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quiet</text:span></text:p>
          </table:table-cell>
          <table:table-cell table:style-name="Table2.B2" office:value-type="string">
            <text:p text:style-name="P7">Suppresse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&lt;</text:span><text:span text:style-name="Code_20_in_20_Text"><text:span text:style-name="Code_20_Emphasis">classname</text:span></text:span><text:span text:style-name="Code_20_in_20_Text">&gt;</text:span></text:p>
          </table:table-cell>
          <table:table-cell table:style-name="Table2.B2" office:value-type="string">
            <text:p text:style-name="P7">Specifies the name of the service endpoint class.</text:p>
          </table:table-cell>
        </table:table-row>
      </table:table>
      <text:p text:style-name="P8">You must include the <text:span text:style-name="Code_20_Emphasis">&lt;classname&gt;</text:span> argument. <text:s/>All other arguments are optional and <text:s/>may be listed in any order. This tool will search and load the service endpoint class and types classes. <text:s/>Make certain these classes are on the <text:span text:style-name="Code_20_in_20_Text">CLASSPATH</text:span> or in a location identified through the <text:span text:style-name="Code_20_in_20_Text">-cp</text:span> flag. </text:p>
      <text:h text:style-name="S_5f_Section" text:outline-level="1">The Celtix wsdl2soap Utility</text:h>
      <text:p text:style-name="P9">This tool will generate a new WSDL file with a SOAP binding from an existing WSDL file containing a <text:span text:style-name="Code_20_in_20_Text">portType</text:span> element. The syntax of the command is summarized in the following illustration.</text:p>
      <text:p text:style-name="P5">wsdl2soap -i &lt;<text:span text:style-name="Code_20_Emphasis">port-type-name</text:span>&gt; -b &lt;<text:span text:style-name="Code_20_Emphasis">binding-name</text:span>&gt;</text:p>
      <text:p text:style-name="P5"><text:s text:c="11"/>-d &lt;<text:span text:style-name="Code_20_Emphasis">output-directory</text:span>&gt; -o &lt;<text:span text:style-name="Code_20_Emphasis">output-file</text:span>&gt;</text:p>
      <text:p text:style-name="P5"><text:s text:c="11"/>-n &lt;<text:span text:style-name="Code_20_Emphasis">soap-body-namespace</text:span>&gt; -style &lt;(document/rpc)&gt;</text:p>
      <text:p text:style-name="C_5f_Code"><text:span text:style-name="T3"><text:s text:c="11"/>-use &lt;(literal/encoded)&gt; -h -v -verbose -quiet &lt;</text:span><text:span text:style-name="T16">wsdlurl</text:span><text:span text:style-name="T3">&gt;</text:span></text:p>
      <text:p text:style-name="P9">The arguments used to manage the WSDL file generation are reviewed in the following tabl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3.B2" office:value-type="string">
            <text:p text:style-name="N_5f_Normal">Displays the online help for this utility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<text:span text:style-name="Code_20_in_20_Text">portType</text:span> element for which a binding should be generated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SOAP binding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3.B2" office:value-type="string">
            <text:p text:style-name="N_5f_Normal">Specifies the directory to plac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n &lt;</text:span><text:span text:style-name="Code_20_in_20_Text"><text:span text:style-name="Code_20_Emphasis">soap-body-namespace</text:span></text:span><text:span text:style-name="Code_20_in_20_Text">&gt;</text:span></text:p>
          </table:table-cell>
          <table:table-cell table:style-name="Table3.B2" office:value-type="string">
            <text:p text:style-name="N_5f_Normal">Specifies the SOAP body namespace when the style is RPC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style &lt;(document/rpc)&gt;</text:span></text:p>
          </table:table-cell>
          <table:table-cell table:style-name="Table3.B2" office:value-type="string">
            <text:p text:style-name="N_5f_Normal"><text:bookmark text:name="wp336938"/>Specifies the encoding style (<text:span text:style-name="Code_20_in_20_Text">document</text:span> or <text:span text:style-name="Code_20_in_20_Text">RPC</text:span>) to use in the SOAP binding. The default is <text:span text:style-name="Code_20_in_20_Text">document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use &lt;(literal/encoded)&gt;</text:span></text:p>
          </table:table-cell>
          <table:table-cell table:style-name="Table3.B2" office:value-type="string">
            <text:p text:style-name="N_5f_Normal">Specifies the binding use (<text:span text:style-name="Code_20_in_20_Text">encoded</text:span> or <text:span text:style-name="Code_20_in_20_Text">literal</text:span>) to use in the SOAP binding. The default is <text:span text:style-name="Code_20_in_20_Text">literal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</text:span></text:p>
          </table:table-cell>
          <table:table-cell table:style-name="Table3.B2" office:value-type="string">
            <text:p text:style-name="N_5f_Normal">Displays the version number for the tool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erbose</text:span></text:p>
          </table:table-cell>
          <table:table-cell table:style-name="Table3.B2" office:value-type="string">
            <text:p text:style-name="N_5f_Normal">Display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quiet</text:span></text:p>
          </table:table-cell>
          <table:table-cell table:style-name="Table3.B2" office:value-type="string">
            <text:p text:style-name="N_5f_Normal">Suppresse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3.B2" office:value-type="string">
            <text:p text:style-name="N_5f_Normal">The path and name of the WSDL file containing the <text:span text:style-name="Code_20_in_20_Text">portType</text:span> element definition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<text:span text:style-name="Code_20_in_20_Text">&lt;</text:span><text:span text:style-name="Code_20_in_20_Text"><text:span text:style-name="Code_20_Emphasis">wsdlurl</text:span></text:span><text:span text:style-name="Code_20_in_20_Text">&gt;</text:span> arguments are required. <text:s/>If the <text:span text:style-name="Code_20_in_20_Text">-style rpc</text:span> argument is specified, the <text:span text:style-name="Code_20_in_20_Text">-n &lt;</text:span><text:span text:style-name="Code_20_in_20_Text"><text:span text:style-name="Code_20_Emphasis">soap-body-namspace</text:span></text:span><text:span text:style-name="Code_20_in_20_Text">&gt;</text:span> argument is also required. <text:s/>All other arguments are optional and may be listed in any order.</text:p>
      <text:h text:style-name="P4" text:outline-level="1">The Celtix wsdl2service Utility</text:h>
      <text:p text:style-name="N_5f_Normal"><text:span text:style-name="T17">The </text:span><text:span text:style-name="T12">wsdl2service</text:span><text:span text:style-name="T18"> tool creates a new WSDL file containing an HTTP or JMS</text:span><text:span text:style-name="T19"> </text:span><text:span text:style-name="T20">service definition from an existing</text:span><text:span text:style-name="T5"> WSDL document containing a </text:span><text:span text:style-name="T21">binding</text:span><text:span text:style-name="T5"> element. </text:span><text:span text:style-name="T20">The syntax of the command is summarized in the following illustration.</text:span></text:p>
      <text:p text:style-name="P5">wsdl2service -transport &lt;http/jms&gt; -e &lt;<text:span text:style-name="Code_20_Emphasis">service-name</text:span>&gt; </text:p>
      <text:p text:style-name="P5"><text:s text:c="13"/>-p &lt;<text:span text:style-name="Code_20_Emphasis">port-name</text:span>&gt; -n &lt;<text:span text:style-name="Code_20_Emphasis">attribute-binding-name</text:span>&gt; </text:p>
      <text:p text:style-name="C_5f_Code"><text:span text:style-name="T3"><text:s text:c="13"/>[-a &lt;</text:span><text:span text:style-name="T16">address</text:span><text:span text:style-name="T3">&gt;] </text:span>-jds &lt;jms-destionation-Style(queue/topic)&gt; </text:p>
      <text:p text:style-name="P10"><text:s text:c="28"/><text:span text:style-name="T22">-jpu </text:span><text:span text:style-name="T23">&lt;jms-jndi-provider-URL&gt;</text:span><text:span text:style-name="T22"> -jcf </text:span><text:span text:style-name="T23">&lt;jms-initial-context-factory&gt;</text:span><text:span text:style-name="T22"> <text:s text:c="38"/></text:span></text:p>
      <text:p text:style-name="P11"><text:s text:c="13"/>-jfn <text:span text:style-name="T24">&lt;jms-jndi-connection-factory-name&gt;</text:span> </text:p>
      <text:p text:style-name="P11"><text:s text:c="13"/>-jdn <text:span text:style-name="T24">&lt;jms-jndi-destination-name&gt;</text:span> </text:p>
      <text:p text:style-name="P11"><text:s text:c="13"/>-jmt <text:span text:style-name="T24">&lt;jms-message-type(text/binary)&gt; </text:span></text:p>
      <text:p text:style-name="P11"><text:s text:c="13"/>-jmc <text:span text:style-name="T24">&lt;use-messageid-as-correlationid(true/false)&gt;</text:span> </text:p>
      <text:p text:style-name="P10"><text:span text:style-name="T22"><text:s text:c="13"/>-jsn </text:span><text:span text:style-name="T23">&lt;durable-subscriber-name&gt;</text:span><text:span text:style-name="T22"> </text:span><text:span text:style-name="T3">-o &lt;</text:span><text:span text:style-name="T16">output-file</text:span><text:span text:style-name="T3">&gt; </text:span></text:p>
      <text:p text:style-name="C_5f_Code"><text:span text:style-name="T3"><text:s text:c="13"/>-d &lt;</text:span><text:span text:style-name="T16">output-directory</text:span><text:span text:style-name="T3">&gt; -h -v -verbose -quiet &lt;</text:span><text:span text:style-name="T16">wsdlurl</text:span><text:span text:style-name="T3">&gt;</text:span></text:p>
      <text:p text:style-name="P5"><text:tab/><text:tab/> <text:s text:c="3"/><text:tab/></text:p>
      <text:p text:style-name="N_5f_Normal">The arguments used to manage the WSDL file generation are reviewed in the following table.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4.B2" office:value-type="string">
            <text:p text:style-name="N_5f_Normal">Displays the online help for this utility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transport &lt;http/jms&gt;</text:span></text:p>
          </table:table-cell>
          <table:table-cell table:style-name="Table4.B2" office:value-type="string">
            <text:p text:style-name="N_5f_Normal">Specifies the type of transport to use for the generated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service</text:span> element's <text:span text:style-name="Code_20_in_20_Text">name</text:span> attribut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port</text:span> element's <text:span text:style-name="Code_20_in_20_Text">name</text:span> attribute. To specify multiple <text:span text:style-name="Code_20_in_20_Text">port</text:span> elements, separate the names by a spa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used in the <text:span text:style-name="Code_20_in_20_Text">address</text:span> element of the port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n &lt;</text:span><text:span text:style-name="Code_20_in_20_Text"><text:span text:style-name="Code_20_Emphasis">attribute-binding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binding used to generate the service.</text:p>
          </table:table-cell>
        </table:table-row>
        <table:table-row table:style-name="Table4.1">
          <table:table-cell table:style-name="Table4.A2" office:value-type="string">
            <text:p text:style-name="P12">-jds &lt;<text:span text:style-name="T24">jms-destionation-Style(queue/topic)</text:span>&gt;</text:p>
          </table:table-cell>
          <table:table-cell table:style-name="Table4.B2" office:value-type="string">
            <text:p text:style-name="P13">JMS destination style (queue/topic)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pu </text:span><text:span text:style-name="T25">&lt;jms-jndi-provider-URL&gt;</text:span></text:p>
          </table:table-cell>
          <table:table-cell table:style-name="Table4.B2" office:value-type="string">
            <text:p text:style-name="P13">JMS JNDI provider URL</text:p>
          </table:table-cell>
        </table:table-row>
        <table:table-row table:style-name="Table4.1">
          <table:table-cell table:style-name="Table4.A2" office:value-type="string">
            <text:p text:style-name="P14"><text:span text:style-name="T26">-jcf </text:span><text:span text:style-name="T27">&lt;jms-initial-context-factory&gt;</text:span></text:p>
          </table:table-cell>
          <table:table-cell table:style-name="Table4.B2" office:value-type="string">
            <text:p text:style-name="P13">JMS initial context factory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fn </text:span><text:span text:style-name="T25">&lt;jms-jndi-connection-factory-name&gt;</text:span></text:p>
          </table:table-cell>
          <table:table-cell table:style-name="Table4.B2" office:value-type="string">
            <text:p text:style-name="P13">JMS JNDI connection factory name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dn </text:span><text:span text:style-name="T25">&lt;jms-jndi-destination-name&gt;</text:span></text:p>
          </table:table-cell>
          <table:table-cell table:style-name="Table4.B2" office:value-type="string">
            <text:p text:style-name="P13">JMS JNDI destination name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mt </text:span><text:span text:style-name="T25">&lt;jms-message-type(text/binary)&gt;</text:span></text:p>
          </table:table-cell>
          <table:table-cell table:style-name="Table4.B2" office:value-type="string">
            <text:p text:style-name="P13">JMS message type(text/binary)</text:p>
          </table:table-cell>
        </table:table-row>
        <table:table-row table:style-name="Table4.1">
          <table:table-cell table:style-name="Table4.A2" office:value-type="string">
            <text:p text:style-name="P14"><text:span text:style-name="T28">-jmc </text:span><text:span text:style-name="T29">&lt;use-messageid-as-correlationid(true/false)&gt;</text:span></text:p>
          </table:table-cell>
          <table:table-cell table:style-name="Table4.B2" office:value-type="string">
            <text:p text:style-name="P13">Use MessageID As CorrelationID(true/false)</text:p>
          </table:table-cell>
        </table:table-row>
        <table:table-row table:style-name="Table4.1">
          <table:table-cell table:style-name="Table4.A2" office:value-type="string">
            <text:p text:style-name="P14"><text:span text:style-name="T28">-jsn </text:span><text:span text:style-name="T29">&lt;durable-subscriber-name&gt;</text:span></text:p>
          </table:table-cell>
          <table:table-cell table:style-name="Table4.B2" office:value-type="string">
            <text:p text:style-name="P13">Durable Subscriber Name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4.B2" office:value-type="string">
            <text:p text:style-name="N_5f_Normal">Specifies the name of the generated WSDL fil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4.B2" office:value-type="string">
            <text:p text:style-name="N_5f_Normal">Specifies the directory in which the generated WSDL is placed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</text:span></text:p>
          </table:table-cell>
          <table:table-cell table:style-name="Table4.B2" office:value-type="string">
            <text:p text:style-name="N_5f_Normal">Displays the version number for the tool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erbose</text:span></text:p>
          </table:table-cell>
          <table:table-cell table:style-name="Table4.B2" office:value-type="string">
            <text:p text:style-name="N_5f_Normal">Display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quiet</text:span></text:p>
          </table:table-cell>
          <table:table-cell table:style-name="Table4.B2" office:value-type="string">
            <text:p text:style-name="N_5f_Normal">Suppresse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4.B2" office:value-type="string">
            <text:p text:style-name="N_5f_Normal">The path and name of the existing WSDL file.</text:p>
          </table:table-cell>
        </table:table-row>
      </table:table>
      <text:p text:style-name="N_5f_Normal">You must specify the <text:span text:style-name="Code_20_in_20_Text">-n &lt;</text:span><text:span text:style-name="Code_20_in_20_Text"><text:span text:style-name="Code_20_Emphasis">attribute-binding-name</text:span></text:span><text:span text:style-name="Code_20_in_20_Text">&gt;</text:span> argument and the <text:span text:style-name="Code_20_Emphasis">&lt;wsdlurl&gt;</text:span> argument. All other arguments are optional and may be listed in any order.</text:p>
      <text:h text:style-name="P4" text:outline-level="1">The Celtix wsdl2xml Utility</text:h>
      <text:p text:style-name="P15">The <text:span text:style-name="T30">wsdl2xml</text:span> tool <text:span text:style-name="T18">generates an XML binding</text:span><text:span text:style-name="T20"> from an existing</text:span><text:span text:style-name="T5"> WSDL document containing a </text:span><text:span text:style-name="T31">&lt;portType&gt;</text:span><text:span text:style-name="T5"> definition. </text:span><text:span text:style-name="T20">The syntax of the command is summarized in the following illustration.</text:span></text:p>
      <text:p text:style-name="P5">wsdl2xml -i &lt;<text:span text:style-name="Code_20_Emphasis">port-type-name</text:span>&gt; -b &lt;<text:span text:style-name="Code_20_Emphasis">binding-name</text:span>&gt; -e &lt;<text:span text:style-name="Code_20_Emphasis">service-name</text:span>&gt;</text:p>
      <text:p text:style-name="P5"><text:s text:c="9"/>-p &lt;<text:span text:style-name="Code_20_Emphasis">port-name</text:span>&gt; -a &lt;<text:span text:style-name="Code_20_Emphasis">address</text:span>&gt; -d &lt;<text:span text:style-name="Code_20_Emphasis">output-directory</text:span>&gt;</text:p>
      <text:p text:style-name="C_5f_Code"><text:span text:style-name="T3"><text:s text:c="9"/>-o &lt;</text:span><text:span text:style-name="T16">output-file</text:span><text:span text:style-name="T3">&gt; -h -v -verbose -quiet &lt;</text:span><text:span text:style-name="T16">wsdlurl</text:span><text:span text:style-name="T3">&gt;</text:span></text:p>
      <text:p text:style-name="N_5f_Normal">The arguments used to manage WSDL file generation are reviewed in the following table.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5.B2" office:value-type="string">
            <text:p text:style-name="N_5f_Normal">Displays the online help for this utility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<text:span text:style-name="Code_20_in_20_Text">portType</text:span> element to us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name of the generated XML binding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service&gt;</text:span> element's <text:span text:style-name="Code_20_in_20_Text">name</text:span> attribut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port&gt;</text:span> element's <text:span text:style-name="Code_20_in_20_Text">name</text:span> attribute. <text:s/>To specify multiple <text:span text:style-name="Code_20_in_20_Text">&lt;port&gt;</text:span> elements, separate the names by a spac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a 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used in the <text:span text:style-name="Code_20_in_20_Text">&lt;address&gt;</text:span> element of the generated <text:span text:style-name="Code_20_in_20_Text">&lt;port&gt;</text:span> element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5.B2" office:value-type="string">
            <text:p text:style-name="N_5f_Normal">Specifies the directory to plac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o &lt;output-file&gt;</text:span></text:p>
          </table:table-cell>
          <table:table-cell table:style-name="Table5.B2" office:value-type="string">
            <text:p text:style-name="N_5f_Normal">Specifies the name of th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</text:span></text:p>
          </table:table-cell>
          <table:table-cell table:style-name="Table5.B2" office:value-type="string">
            <text:p text:style-name="N_5f_Normal">Displays the version number for the tool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erbose</text:span></text:p>
          </table:table-cell>
          <table:table-cell table:style-name="Table5.B2" office:value-type="string">
            <text:p text:style-name="N_5f_Normal">Display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quiet</text:span></text:p>
          </table:table-cell>
          <table:table-cell table:style-name="Table5.B2" office:value-type="string">
            <text:p text:style-name="N_5f_Normal">Suppresse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5.B2" office:value-type="string">
            <text:p text:style-name="N_5f_Normal">The path and name of the existing WSDL file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the <text:span text:style-name="Code_20_in_20_Text">&lt;</text:span><text:span text:style-name="Code_20_in_20_Text"><text:span text:style-name="Code_20_Emphasis">w</text:span></text:span><text:span text:style-name="Code_20_in_20_Text"><text:span text:style-name="Code_20_Emphasis"><text:span text:style-name="Code_20_Emphasis">sd</text:span></text:span></text:span><text:span text:style-name="Code_20_in_20_Text"><text:span text:style-name="Code_20_Emphasis">lurl</text:span></text:span><text:span text:style-name="Code_20_in_20_Text">&gt;</text:span> arguments are required. All other arguments are optional except and may be listed in any order.</text:p>
      <text:h text:style-name="P4" text:outline-level="1">The Celtix xsd2wsdl Utility</text:h>
      <text:p text:style-name="N_5f_Normal"><text:span text:style-name="T32">The </text:span><text:span text:style-name="T12">xsd2wsdl</text:span><text:span text:style-name="T11"> tool imports an XMLSchema document and generates a WSDL file containing a </text:span><text:span text:style-name="T33">&lt;types&gt;</text:span><text:span text:style-name="T11"> element populated by the types defined in the XMLSchema document. <text:s/></text:span><text:span text:style-name="T34">The syntax of the command is summarized in the following illustration.</text:span></text:p>
      <text:p text:style-name="C_5f_Code">xsd2wsdl -t &lt;target-name-space&gt; -n &lt;wsdl-name&gt;</text:p>
      <text:p text:style-name="C_5f_Code"><text:s text:c="9"/>-d &lt;output-directory&gt; -o &lt;output-file&gt;</text:p>
      <text:p text:style-name="C_5f_Code"><text:s text:c="9"/>-h -v -verbose -quiet &lt;xsdurl&gt;</text:p>
      <text:p text:style-name="P15">The arguments used to manage WSDL file generation are reviewed in the following table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6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6.B2" office:value-type="string">
            <text:p text:style-name="N_5f_Normal">Displays the online help for this utility.</text:p>
          </table:table-cell>
        </table:table-row>
        <table:table-row>
          <table:table-cell table:style-name="Table6.A2" office:value-type="string">
            <text:p text:style-name="N_5f_Normal"><text:span text:style-name="Code_20_in_20_Text">-t &lt;</text:span><text:span text:style-name="Code_20_in_20_Text"><text:span text:style-name="Code_20_Emphasis">target-name-space</text:span></text:span><text:span text:style-name="Code_20_in_20_Text">&gt;</text:span></text:p>
          </table:table-cell>
          <table:table-cell table:style-name="Table6.B2" office:value-type="string">
            <text:p text:style-name="N_5f_Normal">Specifies the target namespace for the generated WSDL.</text:p>
          </table:table-cell>
        </table:table-row>
        <table:table-row>
          <table:table-cell table:style-name="Table6.A2" office:value-type="string">
            <text:p text:style-name="N_5f_Normal"><text:span text:style-name="Code_20_in_20_Text">-n &lt;</text:span><text:span text:style-name="Code_20_in_20_Text"><text:span text:style-name="Code_20_Emphasis">wsdl-name</text:span></text:span><text:span text:style-name="Code_20_in_20_Text">&gt;</text:span></text:p>
          </table:table-cell>
          <table:table-cell table:style-name="Table6.B2" office:value-type="string">
            <text:p text:style-name="N_5f_Normal">Specifies the value of the generated <text:span text:style-name="Code_20_in_20_Text">&lt;definition&gt;</text:span> element's <text:span text:style-name="Code_20_in_20_Text">name</text:span> attribute.</text:p>
          </table:table-cell>
        </table:table-row>
        <table:table-row>
          <table:table-cell table:style-name="Table6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6.B2" office:value-type="string">
            <text:p text:style-name="N_5f_Normal">Specifies the directory in which the generated WSDL is placed.</text:p>
          </table:table-cell>
        </table:table-row>
        <table:table-row>
          <table:table-cell table:style-name="Table6.A2" office:value-type="string">
            <text:p text:style-name="N_5f_Normal"><text:span text:style-name="Code_20_in_20_Text">-o &lt;output-file&gt;</text:span></text:p>
          </table:table-cell>
          <table:table-cell table:style-name="Table6.B2" office:value-type="string">
            <text:p text:style-name="N_5f_Normal">Specifies the name of the generated WSDL file.</text:p>
          </table:table-cell>
        </table:table-row>
        <table:table-row>
          <table:table-cell table:style-name="Table6.A2" office:value-type="string">
            <text:p text:style-name="N_5f_Normal"><text:span text:style-name="Code_20_in_20_Text">-v</text:span></text:p>
          </table:table-cell>
          <table:table-cell table:style-name="Table6.B2" office:value-type="string">
            <text:p text:style-name="N_5f_Normal">Displays the version number for the tool.</text:p>
          </table:table-cell>
        </table:table-row>
        <table:table-row>
          <table:table-cell table:style-name="Table6.A2" office:value-type="string">
            <text:p text:style-name="N_5f_Normal"><text:span text:style-name="Code_20_in_20_Text">-verbose</text:span></text:p>
          </table:table-cell>
          <table:table-cell table:style-name="Table6.B2" office:value-type="string">
            <text:p text:style-name="N_5f_Normal">Display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-quiet</text:span></text:p>
          </table:table-cell>
          <table:table-cell table:style-name="Table6.B2" office:value-type="string">
            <text:p text:style-name="N_5f_Normal">Suppresse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&lt;</text:span><text:span text:style-name="Code_20_in_20_Text"><text:span text:style-name="Code_20_Emphasis">xsdurl</text:span></text:span><text:span text:style-name="Code_20_in_20_Text">&gt;</text:span></text:p>
          </table:table-cell>
          <table:table-cell table:style-name="Table6.B2" office:value-type="string">
            <text:p text:style-name="N_5f_Normal">The path and name of the existing XSDSchema file.</text:p>
          </table:table-cell>
        </table:table-row>
      </table:table>
      <text:p text:style-name="N_5f_Normal"><text:span text:style-name="T35">The </text:span><text:span text:style-name="Strong_20_Emphasis"><text:span text:style-name="T36">-</text:span></text:span><text:span text:style-name="Strong_20_Emphasis"><text:span text:style-name="T26">t &lt;</text:span></text:span><text:span text:style-name="Strong_20_Emphasis"><text:span text:style-name="Code_20_in_20_Text"><text:span text:style-name="T37">target-name-space</text:span></text:span></text:span><text:span text:style-name="Strong_20_Emphasis"><text:span text:style-name="T26">&gt;</text:span></text:span><text:span text:style-name="T35"> and the </text:span><text:span text:style-name="Strong_20_Emphasis"><text:span text:style-name="T26">&lt;</text:span></text:span><text:span text:style-name="Strong_20_Emphasis"><text:span text:style-name="Code_20_in_20_Text"><text:span text:style-name="T37">xsdurl</text:span></text:span></text:span><text:span text:style-name="Strong_20_Emphasis"><text:span text:style-name="T26">&gt;</text:span></text:span><text:span text:style-name="T35"> arguments are required. <text:s/>All other arguments are optional and may be listed in any order.</text:span></text:p>
      <text:h text:style-name="P4" text:outline-level="1"><text:span text:style-name="T35">The Celtix wsdlvalidator Utility</text:span></text:h>
      <text:p text:style-name="P15"><text:span text:style-name="T38">The </text:span><text:span text:style-name="Strong_20_Emphasis"><text:span text:style-name="T12">wsdlvalidator</text:span></text:span><text:span text:style-name="T39"> tool</text:span><text:span text:style-name="T40"> validate whether a wsdl file or wsdl url is well-formed ,schema confromed. </text:span></text:p>
      <text:p text:style-name="P16"/>
      <text:p text:style-name="C_5f_Code"><text:span text:style-name="T12"><text:s/>wsdlvalidator -d &lt;schema-directory&gt; -s &lt;schema-url&gt;* </text:span></text:p>
      <text:p text:style-name="C_5f_Code"><text:span text:style-name="T12"><text:s text:c="15"/>-h -v -verbose -quiet &lt;wsdlurl&gt;</text:span></text:p>
      <text:p text:style-name="P15"><text:span text:style-name="T40">The arguments used to validate WSDL file are reviewed in the following table.</text:span></text:p>
      <text:p text:style-name="P15"><text:span text:style-name="T40"/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Command Line Argument</text:p>
            </table:table-cell>
            <table:table-cell table:style-name="Table7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7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7.B2" office:value-type="string">
            <text:p text:style-name="N_5f_Normal">Displays the online help for this utility.</text:p>
          </table:table-cell>
        </table:table-row>
        <table:table-row table:style-name="Table7.3">
          <table:table-cell table:style-name="Table7.A3" office:value-type="string">
            <text:p text:style-name="P3"><text:span text:style-name="T12">-d &lt;schema-directory&gt;</text:span></text:p>
          </table:table-cell>
          <table:table-cell table:style-name="Table7.B3" office:value-type="string">
            <text:p text:style-name="P13"><text:bookmark text:name="wp336974"/>Specifies the directory used to search for schemas</text:p>
          </table:table-cell>
        </table:table-row>
        <table:table-row>
          <table:table-cell table:style-name="Table7.A2" office:value-type="string">
            <text:p text:style-name="N_5f_Normal"><text:span text:style-name="Code_20_in_20_Text">-s &lt;</text:span><text:span text:style-name="Code_20_in_20_Text"><text:span text:style-name="Code_20_Emphasis">schema-url</text:span></text:span><text:span text:style-name="Code_20_in_20_Text">&gt;</text:span></text:p>
          </table:table-cell>
          <table:table-cell table:style-name="Table7.B2" office:value-type="string">
            <text:p text:style-name="N_5f_Normal">Specifies the URL of a user specific schema to be included in the validation of the contract. This switch can appear multiple times. </text:p>
          </table:table-cell>
        </table:table-row>
        <table:table-row>
          <table:table-cell table:style-name="Table7.A2" office:value-type="string">
            <text:p text:style-name="N_5f_Normal"><text:span text:style-name="Code_20_in_20_Text">-v</text:span></text:p>
          </table:table-cell>
          <table:table-cell table:style-name="Table7.B2" office:value-type="string">
            <text:p text:style-name="N_5f_Normal">Displays the version number for the tool.</text:p>
          </table:table-cell>
        </table:table-row>
        <table:table-row>
          <table:table-cell table:style-name="Table7.A2" office:value-type="string">
            <text:p text:style-name="N_5f_Normal"><text:span text:style-name="Code_20_in_20_Text">-verbose</text:span></text:p>
          </table:table-cell>
          <table:table-cell table:style-name="Table7.B2" office:value-type="string">
            <text:p text:style-name="N_5f_Normal">Displays comments during the validation.</text:p>
          </table:table-cell>
        </table:table-row>
        <table:table-row>
          <table:table-cell table:style-name="Table7.A2" office:value-type="string">
            <text:p text:style-name="N_5f_Normal"><text:span text:style-name="Code_20_in_20_Text">-quiet</text:span></text:p>
          </table:table-cell>
          <table:table-cell table:style-name="Table7.B2" office:value-type="string">
            <text:p text:style-name="N_5f_Normal">Suppresses comments during the validation</text:p>
          </table:table-cell>
        </table:table-row>
        <table:table-row>
          <table:table-cell table:style-name="Table7.A2" office:value-type="string">
            <text:p text:style-name="N_5f_Normal"><text:span text:style-name="Code_20_in_20_Text">&lt;wsdl</text:span><text:span text:style-name="Code_20_in_20_Text"><text:span text:style-name="Code_20_Emphasis">url</text:span></text:span><text:span text:style-name="Code_20_in_20_Text">&gt;</text:span></text:p>
          </table:table-cell>
          <table:table-cell table:style-name="Table7.B2" office:value-type="string">
            <text:p text:style-name="N_5f_Normal">The path and name of the existing WSDL fil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27cm" fo:margin-bottom="0.127cm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508cm" fo:margin-bottom="0.127cm" fo:padding="0cm" fo:border-left="none" fo:border-right="none" fo:border-top="none" fo:border-bottom="0.035cm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cm" fo:border-left="none" fo:border-right="none" fo:border-top="none" fo:border-bottom="0.018cm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.27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35cm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cm" fo:border-left="none" fo:border-right="none" fo:border-top="none" fo:border-bottom="0.088cm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C_5f_Code" style:display-name="C_Code" style:family="paragraph" style:parent-style-name="Text_20_body_20_indent" style:class="text">
      <style:paragraph-properties fo:margin-left="0.64cm" fo:margin-right="0.64cm" fo:margin-top="0cm" fo:margin-bottom="0cm" fo:keep-together="always" fo:text-indent="0cm" style:auto-text-indent="false" fo:background-color="#e6e6e6" fo:padding="0.051cm" fo:border="0.002cm solid #000000" style:shadow="none" style:join-border="true">
        <style:tab-stops/>
        <style:background-image/>
      </style:paragraph-properties>
      <style:text-properties fo:color="#800000" style:font-name="Courier New" fo:font-size="9pt" fo:font-weight="normal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/>
    <style:style style:name="LC_5f_ListContinue" style:display-name="LC_ListContinue" style:family="paragraph" style:parent-style-name="Text_20_body_20_indent">
      <style:paragraph-properties fo:margin-left="0.499cm" fo:margin-right="0cm" fo:text-indent="0cm" style:auto-text-indent="false"/>
    </style:style>
    <style:style style:name="LCI_5f_ListContinueIndent" style:display-name="LCI_ListContinueIndent" style:family="paragraph" style:parent-style-name="LC_5f_ListContinue">
      <style:paragraph-properties fo:margin-left="1cm" fo:margin-right="0cm" fo:text-indent="0cm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cm" fo:margin-right="0cm" fo:margin-top="0.131cm" fo:margin-bottom="0.131cm" fo:text-indent="0cm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cm" fo:margin-right="0cm" fo:text-indent="0cm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499cm" fo:margin-right="0cm" fo:margin-top="0.131cm" fo:margin-bottom="0.131cm" fo:text-indent="0cm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499cm" fo:margin-right="0cm" fo:margin-top="0.131cm" fo:margin-bottom="0.131cm" fo:text-indent="0cm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499cm" fo:margin-right="0cm" fo:margin-top="0.131cm" fo:margin-bottom="0.131cm" fo:text-indent="0cm" style:auto-text-indent="false" text:number-lines="true" text:line-number="0"/>
    </style:style>
    <style:style style:name="CodeSnap" style:family="paragraph" style:parent-style-name="Caption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normal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i" text:start-value="2">
        <style:list-level-properties text:space-before="0.499cm" text:min-label-width="0.499cm"/>
      </text:list-level-style-number>
      <text:list-level-style-number text:level="3" style:num-suffix="." style:num-format="i" text:start-value="3">
        <style:list-level-properties text:space-before="0.998cm" text:min-label-width="1cm"/>
      </text:list-level-style-number>
      <text:list-level-style-number text:level="4" style:num-suffix="." style:num-format="i" text:start-value="4">
        <style:list-level-properties text:space-before="1.998cm" text:min-label-width="1.251cm"/>
      </text:list-level-style-number>
      <text:list-level-style-number text:level="5" style:num-suffix="." style:num-format="i" text:start-value="5">
        <style:list-level-properties text:space-before="3.249cm" text:min-label-width="1.499cm"/>
      </text:list-level-style-number>
      <text:list-level-style-number text:level="6" style:num-suffix="." style:num-format="i" text:start-value="6">
        <style:list-level-properties text:space-before="4.748cm" text:min-label-width="1.801cm"/>
      </text:list-level-style-number>
      <text:list-level-style-number text:level="7" style:num-suffix="." style:num-format="i" text:start-value="7">
        <style:list-level-properties text:space-before="6.549cm" text:min-label-width="2.3cm"/>
      </text:list-level-style-number>
      <text:list-level-style-number text:level="8" style:num-suffix="." style:num-format="i" text:start-value="8">
        <style:list-level-properties text:space-before="8.849cm" text:min-label-width="2.6cm"/>
      </text:list-level-style-number>
      <text:list-level-style-number text:level="9" style:num-suffix="." style:num-format="i" text:start-value="9">
        <style:list-level-properties text:space-before="11.449cm" text:min-label-width="2.801cm"/>
      </text:list-level-style-number>
      <text:list-level-style-number text:level="10" style:num-suffix="." style:num-format="i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508cm"/>
        <style:text-properties style:font-name="StarSymbol"/>
      </text:list-level-style-bullet>
      <text:list-level-style-bullet text:level="2" text:style-name="Numbering_20_Symbols" text:bullet-char="•">
        <style:list-level-properties text:space-before="0.4cm" text:min-label-width="0.508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508cm"/>
        <style:text-properties style:font-name="StarSymbol"/>
      </text:list-level-style-bullet>
      <text:list-level-style-bullet text:level="4" text:style-name="Numbering_20_Symbols" text:bullet-char="•">
        <style:list-level-properties text:space-before="1.199cm" text:min-label-width="0.508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508cm"/>
        <style:text-properties style:font-name="StarSymbol"/>
      </text:list-level-style-bullet>
      <text:list-level-style-bullet text:level="6" text:style-name="Numbering_20_Symbols" text:bullet-char="•">
        <style:list-level-properties text:space-before="2cm" text:min-label-width="0.508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508cm"/>
        <style:text-properties style:font-name="StarSymbol"/>
      </text:list-level-style-bullet>
      <text:list-level-style-bullet text:level="8" text:style-name="Numbering_20_Symbols" text:bullet-char="•">
        <style:list-level-properties text:space-before="2.799cm" text:min-label-width="0.508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508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cm" text:min-label-width="0.508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81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81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381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81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81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81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81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81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381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.032cm" fo:margin-bottom="2.032cm" fo:margin-left="2.032cm" fo:margin-right="2.03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pm4" style:page-usage="right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xsd2wsdl Utility</text:chapter>:<text:chapter text:display="name" text:outline-level="2">The Celtix xsd2wsdl Utility</text:chapter></text:p>
      </style:header>
      <style:footer>
        <text:p text:style-name="Footer_20_left"><text:page-number style:num-format="1" text:select-page="current">8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he Celtix wsdl2xml Utility</text:chapter>:<text:chapter text:display="name" text:outline-level="2">The Celtix wsdl2xml Utility</text:chapter></text:p>
      </style:header>
      <style:footer>
        <text:p text:style-name="Footer_20_right"><text:page-number style:num-format="1"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Eric Johnson</meta:initial-creator>
    <meta:creation-date>2006-03-31T12:55:17</meta:creation-date>
    <dc:creator>Willem Jiang</dc:creator>
    <dc:date>2006-04-28T16:26:02</dc:date>
    <dc:language>en-US</dc:language>
    <meta:editing-cycles>237</meta:editing-cycles>
    <meta:editing-duration>PT3H16M59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8" meta:paragraph-count="272" meta:word-count="1809" meta:character-count="11855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